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1"/>
    <style:style style:name="P2" style:family="paragraph" style:parent-style-name="Standard">
      <style:paragraph-properties>
        <style:tab-stops>
          <style:tab-stop style:position="9.657cm"/>
        </style:tab-stops>
      </style:paragraph-properties>
    </style:style>
    <style:style style:name="P3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Table">
      <style:paragraph-properties style:snap-to-layout-grid="false"/>
    </style:style>
    <style:style style:name="P6" style:family="paragraph" style:parent-style-name="Table">
      <style:paragraph-properties fo:text-align="end" style:justify-single-word="false" style:snap-to-layout-grid="false"/>
    </style:style>
    <style:style style:name="P7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size-complex="10pt"/>
    </style:style>
    <style:style style:name="T1" style:family="text">
      <style:text-properties style:font-name-asian="Tahoma"/>
    </style:style>
    <style:style style:name="T2" style:family="text">
      <style:text-properties style:font-name-asian="Tahoma" style:font-size-complex="10pt"/>
    </style:style>
    <style:style style:name="T3" style:family="text">
      <style:text-properties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__RefHeading__5_333111481"/>Coderichtlinien<text:bookmark-end text:name="__RefHeading__5_333111481"/></text:h>
      <text:p text:style-name="Standard">Zur Formatierung des Codes verwenden<text:span text:style-name="T1"> </text:span>wir<text:span text:style-name="T1"> </text:span>die<text:span text:style-name="T1"> </text:span>in<text:span text:style-name="T1"> </text:span>Eclipse<text:span text:style-name="T1"> </text:span>eingebauten:<text:span text:style-name="T1"> „</text:span>Eclipse<text:span text:style-name="T1"> </text:span>[built-in]<text:span text:style-name="T1">“</text:span>.</text:p>
      <text:p text:style-name="Standard"/>
      <text:p text:style-name="Standard">Klassennamen:<text:tab/>Klassennamen starten immer mit einem Grossbuchstaben. Setzt sich der Klassennamen aus zwei oder mehr Teilen auseinander, beginnen die folgenden Teile ebenfalls mit einem Grossbuchstaben. Beispiel: ConfigDB.</text:p>
      <text:p text:style-name="Standard"/>
      <text:p text:style-name="Standard">Methodennamen: Beginnen die Methodennamen mit einem Verb (z. B. „set“, „get“ etc.), werden diese klein geschrieben. Weitere Teile der Methodennamen beginnen mit einem Grossbuchstaben.</text:p>
      <text:p text:style-name="Standard">Beispiel: getValue.</text:p>
      <text:h text:style-name="Heading_20_2" text:outline-level="2">Begründung</text:h>
      <text:p text:style-name="Standard">Es<text:span text:style-name="T1"> </text:span>sind<text:span text:style-name="T1"> </text:span>vor<text:span text:style-name="T1"> </text:span>allem<text:span text:style-name="T1"> </text:span>praktische<text:span text:style-name="T1"> </text:span>Gründe,<text:span text:style-name="T1"> </text:span>welche<text:span text:style-name="T1"> </text:span>uns<text:span text:style-name="T1"> </text:span>dazu<text:span text:style-name="T1"> </text:span>bewogen<text:span text:style-name="T1"> </text:span>haben:</text:p>
      <text:p text:style-name="Standard"/>
      <text:list xml:id="list31246310" text:style-name="WW8Num11">
        <text:list-item>
          <text:p text:style-name="P1">Da<text:span text:style-name="T1"> </text:span>wir<text:span text:style-name="T1"> </text:span>die<text:span text:style-name="T1"> </text:span>Eclipse-Entwicklungsumgebung<text:span text:style-name="T1"> </text:span>verwenden,<text:span text:style-name="T1"> </text:span>sind<text:span text:style-name="T1"> </text:span>die<text:span text:style-name="T1"> </text:span>Coderichtlinien<text:span text:style-name="T1"> </text:span>schon<text:span text:style-name="T1"> </text:span>eingebaut.</text:p>
        </text:list-item>
      </text:list>
      <text:p text:style-name="Standard"/>
      <text:p text:style-name="Standard">Wir<text:span text:style-name="T1"> </text:span>erreichen<text:span text:style-name="T1"> </text:span>somit<text:span text:style-name="T1"> </text:span>die<text:span text:style-name="T1"> </text:span>folgenden<text:span text:style-name="T1"> </text:span>Ziele:</text:p>
      <text:p text:style-name="Standard"/>
      <text:p text:style-name="Standard">1.<text:span text:style-name="T1"> </text:span>Genaue<text:span text:style-name="T1"> </text:span>Darstellung<text:span text:style-name="T1"> </text:span>der<text:span text:style-name="T1"> </text:span>logischen<text:span text:style-name="T1"> </text:span>Struktur<text:span text:style-name="T1"> </text:span>des<text:span text:style-name="T1"> </text:span>Codes.</text:p>
      <text:p text:style-name="Standard">2.<text:span text:style-name="T1"> </text:span>Konsequente<text:span text:style-name="T1"> </text:span>Darstellung<text:span text:style-name="T1"> </text:span>der<text:span text:style-name="T1"> </text:span>logischen<text:span text:style-name="T1"> </text:span>Struktur.</text:p>
      <text:p text:style-name="Standard">3.<text:span text:style-name="T1"> </text:span>Verbesserung<text:span text:style-name="T1"> </text:span>der<text:span text:style-name="T1"> </text:span>Lesbarkeit<text:span text:style-name="T1"> </text:span>des<text:span text:style-name="T1"> </text:span>Co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fo:font-size="10pt" style:font-size-asian="10pt" style:font-name-complex="Symbol"/>
    </style:style>
    <style:style style:name="WW8Num8z1" style:family="text">
      <style:text-properties style:font-name="Courier New" fo:font-size="10pt" style:font-size-asian="10pt" style:font-name-complex="Courier New"/>
    </style:style>
    <style:style style:name="WW8Num8z2" style:family="text">
      <style:text-properties style:font-name="Wingdings" fo:font-size="10pt" style:font-size-asian="10pt" style:font-name-complex="Wingdings"/>
    </style:style>
    <style:style style:name="WW8Num9z0" style:family="text">
      <style:text-properties style:font-name="Tahoma" style:font-name-asian="Times New Roman" style:font-name-complex="Tahoma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2" style:family="table">
      <style:table-properties style:width="16.401cm" fo:margin-left="-0.199cm" table:align="left" style:writing-mode="lr-tb"/>
    </style:style>
    <style:style style:name="Tabelle2.A" style:family="table-column">
      <style:table-column-properties style:column-width="4.096cm"/>
    </style:style>
    <style:style style:name="Tabelle2.B" style:family="table-column">
      <style:table-column-properties style:column-width="6.339cm"/>
    </style:style>
    <style:style style:name="Tabelle2.C" style:family="table-column">
      <style:table-column-properties style:column-width="3.201cm"/>
    </style:style>
    <style:style style:name="Tabelle2.D" style:family="table-column">
      <style:table-column-properties style:column-width="2.76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Table">
      <style:paragraph-properties style:snap-to-layout-grid="false"/>
    </style:style>
    <style:style style:name="MP2" style:family="paragraph" style:parent-style-name="Table">
      <style:paragraph-properties fo:text-align="end" style:justify-single-word="false" style:snap-to-layout-grid="false"/>
    </style:style>
    <style:style style:name="MP3" style:family="paragraph" style:parent-style-name="Standard">
      <style:paragraph-properties>
        <style:tab-stops>
          <style:tab-stop style:position="9.657cm"/>
        </style:tab-stops>
      </style:paragraph-properties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size-complex="10pt"/>
    </style:style>
    <style:style style:name="MP5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font-name-asian="Tahoma"/>
    </style:style>
    <style:style style:name="MT2" style:family="text">
      <style:text-properties style:font-size-complex="10pt"/>
    </style:style>
    <style:style style:name="MT3" style:family="text">
      <style:text-properties style:font-name-asian="Tahoma" style:font-size-complex="10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1">Autor<text:span text:style-name="MT1"> </text:span>des<text:span text:style-name="MT1"> </text:span>Dokuments</text:p>
            </table:table-cell>
            <table:table-cell table:style-name="Tabelle2.A1" office:value-type="string">
              <text:p text:style-name="MP1"><text:initial-creator>Joël</text:initial-creator></text:p>
            </table:table-cell>
            <table:table-cell table:style-name="Tabelle2.A1" office:value-type="string">
              <text:p text:style-name="MP1">Erstellt<text:span text:style-name="MT1"> </text:span>am</text:p>
            </table:table-cell>
            <table:table-cell table:style-name="Tabelle2.D1" office:value-type="string">
              <text:p text:style-name="MP1">25.08.2011</text:p>
            </table:table-cell>
          </table:table-row>
          <table:table-row table:style-name="Tabelle2.1">
            <table:table-cell table:style-name="Tabelle2.A1" office:value-type="string">
              <text:p text:style-name="MP1">Dateiname</text:p>
            </table:table-cell>
            <table:table-cell table:style-name="Tabelle2.D1" table:number-columns-spanned="3" office:value-type="string">
              <text:p text:style-name="MP1"><text:file-name text:display="name-and-extension">4_21_Coderichtlinien.odt</text:file-name></text:p>
            </table:table-cell>
            <table:covered-table-cell/>
            <table:covered-table-cell/>
          </table:table-row>
          <table:table-row table:style-name="Tabelle2.1">
            <table:table-cell table:style-name="Tabelle2.A1" office:value-type="string">
              <text:p text:style-name="MP1">Seitenanzahl</text:p>
            </table:table-cell>
            <table:table-cell table:style-name="Tabelle2.A1" office:value-type="string">
              <text:p text:style-name="MP1"><text:page-count style:num-format="1">1</text:page-count></text:p>
            </table:table-cell>
            <table:table-cell table:style-name="Tabelle2.D1" table:number-columns-spanned="2" office:value-type="string">
              <text:p text:style-name="MP2">©<text:span text:style-name="MT1"> </text:span>2011<text:span text:style-name="MT1"> </text:span>Die<text:span text:style-name="MT1"> </text:span>Häkler</text:p>
            </table:table-cell>
            <table:covered-table-cell/>
          </table:table-row>
        </table:table>
        <text:p text:style-name="MP3"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rste_20_Konvert_20_1" style:display-name="Erste Konvert 1" style:page-layout-name="Mpm2" style:next-style-name="Konvert_20_1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text:title>Vorlage Projektauftrag</text:title></text:p>
        <text:p text:style-name="Standard"/>
      </style:header>
      <style:footer>
        <text:p text:style-name="MP5"><text:span text:style-name="MT2">Seite</text:span><text:span text:style-name="MT3"> </text:span><text:span text:style-name="MT2"><text:page-number text:select-page="current">2</text:page-number></text:span><text:span text:style-name="MT3"> </text:span><text:span text:style-name="MT2">von</text:span><text:span text:style-name="MT3"> </text:span><text:span text:style-name="MT2"><text:page-count style:num-format="1">1</text:page-count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Projektauftrag</dc:title>
    <dc:subject>Projektauftrag Mashup-Platform</dc:subject>
    <meta:keyword>Projektauftrag</meta:keyword>
    <meta:initial-creator>Joël</meta:initial-creator>
    <meta:creation-date>2011-10-10T21:14:00</meta:creation-date>
    <dc:creator>Jan Wild</dc:creator>
    <dc:date>2011-12-07T11:21:47.68</dc:date>
    <meta:editing-cycles>8</meta:editing-cycles>
    <meta:generator>LibreOffice/3.4$Win32 LibreOffice_project/340m1$Build-402</meta:generator>
    <meta:editing-duration>PT8M50S</meta:editing-duration>
    <meta:document-statistic meta:table-count="1" meta:image-count="0" meta:object-count="0" meta:page-count="1" meta:paragraph-count="24" meta:word-count="138" meta:character-count="1030" meta:non-whitespace-character-count="917"/>
    <meta:user-defined meta:name="Info 1"/>
    <meta:user-defined meta:name="Info 2"/>
    <meta:user-defined meta:name="Info 3"/>
    <meta:user-defined meta:name="Info 4"/>
  </office:meta>
</office:document-meta>
</file>